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Writing Scilab function uigetfile</text:h>
      <text:p text:style-name="P2"/>
      <text:p text:style-name="P1"/>
      <text:p text:style-name="P1">Title: Writing Scilab function uigetfile</text:p>
      <text:p text:style-name="P1">Version: 1</text:p>
      <text:p text:style-name="P1">Author: Sylvestre Koumar – <text:a xlink:type="simple" xlink:href="mailto:sylvestre.koumar@scilab.org">sylvestre.koumar@scilab.org</text:a> </text:p>
      <text:p text:style-name="P1">State: Draft</text:p>
      <text:p text:style-name="P1">Scilab-Version: 5.1</text:p>
      <text:p text:style-name="P1">Vote: "No: discussions and suggestions"</text:p>
      <text:p text:style-name="P1">Created: Tuesday, 30<text:span text:style-name="T3">th</text:span> September 2008</text:p>
      <text:p text:style-name="P2"/>
      <text:p text:style-name="P1"/>
      <text:h text:style-name="P4" text:outline-level="3">Abstract</text:h>
      <text:p text:style-name="P1"><text:tab/>This SEP proposes to replace the Scilab function <text:span text:style-name="T4">xgetfile/tk_getfile</text:span><text:span text:style-name="T5"> by </text:span><text:span text:style-name="T4">uigetfile</text:span><text:span text:style-name="T5">.</text:span></text:p>
      <text:p text:style-name="P1"/>
      <text:h text:style-name="P4" text:outline-level="3">Rationale</text:h>
      <text:p text:style-name="P3"><text:tab/><text:span text:style-name="T4">uigetfile</text:span> will enable us to select file(s).</text:p>
      <text:p text:style-name="P3"><text:tab/><text:span text:style-name="T4">uigetfile</text:span> will replace <text:span text:style-name="T4">xgetfile</text:span> and <text:span text:style-name="T4">tk_getfile</text:span>. Like this <text:span text:style-name="T4">uigetfile</text:span><text:span text:style-name="T5"> will be able to get one or more file paths.</text:span></text:p>
      <text:p text:style-name="P3"><text:span text:style-name="T8"><text:tab/></text:span><text:span text:style-name="T11">Note</text:span><text:span text:style-name="T8">: later we can contemplate to create </text:span><text:span text:style-name="T9">uiputfile</text:span><text:span text:style-name="T10"> which will do the same thing, but for saving a file.</text:span></text:p>
      <text:p text:style-name="P3"><text:tab/></text:p>
      <text:h text:style-name="P4" text:outline-level="3"><text:span text:style-name="Teletype"><text:span text:style-name="T2">Example Usage</text:span></text:span></text:h>
      <text:p text:style-name="P3"><text:span text:style-name="Teletype"><text:span text:style-name="T7"><text:s/></text:span></text:span></text:p>
      <text:p text:style-name="P3"><text:span text:style-name="Teletype"><text:span text:style-name="T7"><text:tab/>[FileName,PathName,FilterIndex]=uigetfile([file_mask[,dir[,boxTitle[,multiple]]]]) <text:s/></text:span></text:span></text:p>
      <text:p text:style-name="P3"><text:span text:style-name="Teletype"><text:span text:style-name="T7"><text:tab/>[FileName,PathName]=uigetfile([file_mask[,dir[,boxTitle[,multiple]]]]) <text:s/></text:span></text:span></text:p>
      <text:p text:style-name="P3"><text:span text:style-name="Teletype"><text:span text:style-name="T7"><text:tab/>PathFileName=uigetfile([file_mask[,dir[,boxTitle[,multiple]]]]) <text:s/>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Name: is the user selected file name(s) (Ex: ''toto.txt'').</text:span></text:span></text:p>
      <text:p text:style-name="P3"><text:span text:style-name="Teletype"><text:span text:style-name="T6"><text:s/>PathName: is the user selected file path(s) (Ex: ''C:\'').</text:span></text:span></text:p>
      <text:p text:style-name="P3"><text:span text:style-name="Teletype"><text:span text:style-name="T6"><text:s/>FilterIndex: is the index of the filter selected in the dialog box.</text:span></text:span></text:p>
      <text:p text:style-name="P3"><text:span text:style-name="Teletype"><text:span text:style-name="T6"><text:s/>PathFileName: is the user selected file path(s) and name(s) (Ex: ''C:\toto.txt'').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_mask: a vector of string which gives the file mask to use for file selection (default is "*.*"). <text:s/></text:span></text:span></text:p>
      <text:p text:style-name="P3"><text:span text:style-name="Teletype"><text:span text:style-name="T6"><text:s/>dir: a character string which gives the initial directory used for file search.</text:span></text:span></text:p>
      <text:p text:style-name="P3"><text:span text:style-name="Teletype"><text:span text:style-name="T6"><text:s/>boxTitle: Optional argument which gives the title for the tk_getfile window.</text:span></text:span></text:p>
      <text:p text:style-name="P3"><text:span text:style-name="Teletype"><text:span text:style-name="T6"><text:s/>multiple: Optional argument(boolean) which allows to select more than one file at once like in the tk_getfile window.</text:span></text:span></text:p>
      <text:p text:style-name="P3"><text:span text:style-name="Teletype"><text:span text:style-name="T6"/></text:span></text:p>
      <text:h text:style-name="P4" text:outline-level="3"><text:soft-page-break/>Changelog</text:h>
      <text:p text:style-name="P3"><text:tab/><text:span text:style-name="T1">1.0 – Sylvestre Koumar &lt;</text:span><text:a xlink:type="simple" xlink:href="mailto:sylvestre.koumar@scilab.org"><text:span text:style-name="T1">sylvestre.koumar@scilab.org</text:span></text:a><text:span text:style-name="T1">&gt; Initial version</text:span></text:p>
      <text:p text:style-name="P3"/>
      <text:h text:style-name="P4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ierre MARECHAL</meta:initial-creator>
    <meta:creation-date>2008-07-09T13:39:08</meta:creation-date>
    <dc:creator>popo popopo</dc:creator>
    <dc:date>2008-10-02T10:18:18</dc:date>
    <meta:editing-cycles>35</meta:editing-cycles>
    <meta:editing-duration>PT22H27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248" meta:character-count="1650"/>
  </office:meta>
</office:document-meta>
</file>